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style:font-name-complex="Calibri" fo:font-weight="bold" style:font-weight-asian="bold" fo:font-size="14pt" style:font-size-asian="14pt" style:font-size-complex="14pt"/>
    </style:style>
    <style:style style:name="P2" style:parent-style-name="Normal" style:family="paragraph">
      <style:text-properties style:font-name-complex="Calibri" fo:font-weight="bold" style:font-weight-asian="bold" fo:font-size="12pt" style:font-size-asian="12pt" style:font-size-complex="12pt"/>
    </style:style>
    <style:style style:name="T3" style:parent-style-name="DefaultParagraphFont" style:family="text">
      <style:text-properties style:font-name-complex="Calibri" fo:font-weight="bold" style:font-weight-asian="bold"/>
    </style:style>
    <style:style style:name="T4" style:parent-style-name="DefaultParagraphFont" style:family="text">
      <style:text-properties style:font-name-complex="Calibri"/>
    </style:style>
    <style:style style:name="T5" style:parent-style-name="Hyperlink" style:family="text">
      <style:text-properties style:font-name-complex="Calibri"/>
    </style:style>
    <style:style style:name="T6" style:parent-style-name="DefaultParagraphFont" style:family="text">
      <style:text-properties style:font-name-complex="Calibri" fo:font-weight="bold" style:font-weight-asian="bold"/>
    </style:style>
    <style:style style:name="T7" style:parent-style-name="DefaultParagraphFont" style:family="text">
      <style:text-properties style:font-name-complex="Calibri"/>
    </style:style>
    <style:style style:name="T8" style:parent-style-name="Hyperlink" style:family="text">
      <style:text-properties style:font-name-complex="Calibri"/>
    </style:style>
    <style:style style:name="T9" style:parent-style-name="DefaultParagraphFont" style:family="text">
      <style:text-properties style:font-name-complex="Calibri" fo:font-weight="bold" style:font-weight-asian="bold"/>
    </style:style>
    <style:style style:name="T10" style:parent-style-name="DefaultParagraphFont" style:family="text">
      <style:text-properties style:font-name-complex="Calibri"/>
    </style:style>
    <style:style style:name="T11" style:parent-style-name="Hyperlink" style:family="text">
      <style:text-properties style:font-name-complex="Calibri"/>
    </style:style>
    <style:style style:name="T12" style:parent-style-name="DefaultParagraphFont" style:family="text">
      <style:text-properties fo:font-weight="bold" style:font-weight-asian="bold"/>
    </style:style>
    <style:style style:name="P13" style:parent-style-name="Normal" style:family="paragraph">
      <style:text-properties fo:font-style="italic" style:font-style-asian="italic"/>
    </style:style>
    <style:style style:name="P14" style:parent-style-name="Normal" style:family="paragraph">
      <style:text-properties fo:font-style="italic" style:font-style-asian="italic"/>
    </style:style>
    <style:style style:name="T15" style:parent-style-name="DefaultParagraphFont" style:family="text">
      <style:text-properties fo:font-weight="bold" style:font-weight-asian="bold"/>
    </style:style>
    <style:style style:name="P16" style:parent-style-name="Normal" style:family="paragraph">
      <style:text-properties fo:font-style="italic" style:font-style-asian="italic"/>
    </style:style>
    <style:style style:name="P17" style:parent-style-name="Normal" style:family="paragraph">
      <style:text-properties style:font-name-complex="Calibri" fo:font-weight="bold" style:font-weight-asian="bold" fo:font-size="12pt" style:font-size-asian="12pt" style:font-size-complex="12pt"/>
    </style:style>
    <style:style style:name="T18" style:parent-style-name="DefaultParagraphFont" style:family="text">
      <style:text-properties style:font-name-complex="Calibri" fo:font-size="12pt" style:font-size-asian="12pt" style:font-size-complex="12pt"/>
    </style:style>
    <style:style style:name="T19" style:parent-style-name="Hyperlink" style:family="text">
      <style:text-properties style:font-name-complex="Calibri" fo:font-size="12pt" style:font-size-asian="12pt" style:font-size-complex="12pt"/>
    </style:style>
    <style:style style:name="T20" style:parent-style-name="DefaultParagraphFont" style:family="text">
      <style:text-properties style:font-name-complex="Calibri" fo:font-weight="bold" style:font-weight-asian="bold" fo:font-size="12pt" style:font-size-asian="12pt" style:font-size-complex="12pt"/>
    </style:style>
    <style:style style:name="P21" style:parent-style-name="Normal" style:family="paragraph">
      <style:text-properties style:font-name-complex="Calibri" fo:font-style="italic" style:font-style-asian="italic"/>
    </style:style>
    <style:style style:name="P22" style:parent-style-name="Normal" style:family="paragraph">
      <style:text-properties style:font-name-complex="Calibri" fo:font-style="italic" style:font-style-asian="italic"/>
    </style:style>
    <style:style style:name="P23" style:parent-style-name="Normal" style:family="paragraph">
      <style:text-properties style:font-name-complex="Calibri"/>
    </style:style>
    <style:style style:name="P24" style:parent-style-name="Normal" style:family="paragraph">
      <style:text-properties style:font-name-complex="Calibri"/>
    </style:style>
    <style:style style:name="P25" style:parent-style-name="Normal" style:family="paragraph">
      <style:text-properties style:font-name-complex="Calibri" fo:font-weight="bold" style:font-weight-asian="bold" fo:font-size="12pt" style:font-size-asian="12pt" style:font-size-complex="12pt"/>
    </style:style>
    <style:style style:name="P26" style:parent-style-name="Normal" style:family="paragraph">
      <style:paragraph-properties fo:text-align="center"/>
    </style:style>
  </office:automatic-styles>
  <office:body>
    <office:text text:use-soft-page-breaks="true">
      <text:p text:style-name="P1">Department for Transport Council Traffic Data</text:p>
      <text:p text:style-name="P2">Links</text:p>
      <text:p text:style-name="Normal"><text:span text:style-name="T3">Data Provenance definition</text:span><text:span text:style-name="T4">:<text:s/></text:span><text:a xlink:href="https://link.springer.com/referenceworkentry/10.1007%2F978-0-387-39940-9_1305" office:target-frame-name="_top" xlink:show="replace"><text:span text:style-name="T5">https://link.springer.com/referenceworkentry/10.1007%2F978-0-387-39940-9_1305</text:span></text:a></text:p>
      <text:p text:style-name="Normal"><text:span text:style-name="T6">Traffic count explanation</text:span><text:span text:style-name="T7">:<text:s/></text:span><text:a xlink:href="https://www.dft.gov.uk/traffic-counts/about.php" office:target-frame-name="_top" xlink:show="replace"><text:span text:style-name="T8">https://www.dft.gov.uk/traffic-counts/about.php</text:span></text:a></text:p>
      <text:p text:style-name="Normal"><text:span text:style-name="T9">Main link</text:span><text:span text:style-name="T10">:<text:s/></text:span><text:a xlink:href="https://www.dft.gov.uk/traffic-counts/area.php?region=London&amp;la=Tower+Hamlets" office:target-frame-name="_top" xlink:show="replace"><text:span text:style-name="T11">https://www.dft.gov.uk/traffic-counts/area.php?region=London&amp;la=Tower+Hamlets</text:span></text:a></text:p>
      <text:p text:style-name="Normal"><text:span text:style-name="T12">Metadata</text:span>:<text:s/><text:a xlink:href="http://data.dft.gov.uk/gb-traffic-matrix/all-traffic-data-metadata.pdf" office:target-frame-name="_top" xlink:show="replace"><text:span text:style-name="Hyperlink">http://data.dft.gov.uk/gb-traffic-matrix/a</text:span><text:bookmark-start text:name="_Hlt532718124"/><text:span text:style-name="Hyperlink">l</text:span><text:bookmark-end text:name="_Hlt532718124"/><text:span text:style-name="Hyperlink">l-traffic-data-metadata.pdf</text:span></text:a></text:p>
      <text:p text:style-name="P13">“for methodological reasons, the AADFs for different count points should not be added together.”</text:p>
      <text:p text:style-name="P14">“Traffic volumes for major roads can be added together to the vehicle mileage for that areas major roads.”</text:p>
      <text:p text:style-name="Normal">(Don’t quite understand why we can add the Traffic Volumes of different count points for major roads but we can’t add AADFs at all. Maybe you guys will be able to figure it out from methodology below.)</text:p>
      <text:p text:style-name="Normal"><text:span text:style-name="T15">Methodology</text:span>:<text:s/><text:a xlink:href="https://assets.publishing.service.gov.uk/government/uploads/system/uploads/attachment_data/file/524848/annual-methodology-note.pdf" office:target-frame-name="_top" xlink:show="replace"><text:span text:style-name="Hyperlink">https://assets.publishing.service.gov.uk/government/uploads/system/uploads/attachment_data/file/524848/annual-methodology-note.pdf</text:span></text:a></text:p>
      <text:p text:style-name="P16">“…traffic volume is calculated differently for major and minor roads.”</text:p>
      <text:p text:style-name="P17">Limitations of the Data</text:p>
      <text:p text:style-name="Normal"><text:span text:style-name="T18">From<text:s/></text:span><text:a xlink:href="https://www.dft.gov.uk/traffic-counts/area.php?region=London&amp;la=Tower+Hamlets" office:target-frame-name="_top" xlink:show="replace"><text:span text:style-name="T19">https://www.dft.gov.uk/traffic-counts/area.php?region=London&amp;la=Tower+Hamlets</text:span></text:a><text:span text:style-name="T20"><text:s/>:</text:span></text:p>
      <text:p text:style-name="P21">“The data tables available to download here contain two columns - Estimation_method and Estimation_method_detailed – showing the method used to estimate traffic for each location and year. Figures having an estimation method of “Counted” are likely to be more accurate than those marked as “Estimated”, and the latter should be used with caution.”</text:p>
      <text:p text:style-name="P22"/>
      <text:p text:style-name="P23"/>
      <text:p text:style-name="P24"/>
      <text:p text:style-name="P25"/>
      <text:p text:style-name="P2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808080" fo:background-color="#E6E6E6"/>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avi Raja</meta:initial-creator>
    <dc:creator>Ravi Raja</dc:creator>
    <meta:creation-date>2018-12-15T13:27:00Z</meta:creation-date>
    <dc:date>2018-12-16T10:14:00Z</dc:date>
    <meta:template xlink:href="Normal.dotm" xlink:type="simple"/>
    <meta:editing-cycles>3</meta:editing-cycles>
    <meta:editing-duration>PT44820S</meta:editing-duration>
    <meta:document-statistic meta:page-count="1" meta:paragraph-count="4" meta:word-count="308" meta:character-count="2065" meta:row-count="14" meta:non-whitespace-character-count="1761"/>
  </office:meta>
</office:document-meta>
</file>